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Heading_20_4">
      <style:text-properties officeooo:paragraph-rsid="0011c64f"/>
    </style:style>
    <style:style style:name="P3" style:family="paragraph" style:parent-style-name="Text_20_body" style:list-style-name="L1">
      <style:text-properties officeooo:rsid="0011c64f" officeooo:paragraph-rsid="0011c64f"/>
    </style:style>
    <style:style style:name="P4" style:family="paragraph" style:parent-style-name="Text_20_body" style:list-style-name="L2">
      <style:text-properties officeooo:rsid="0011c64f" officeooo:paragraph-rsid="0011c64f"/>
    </style:style>
    <style:style style:name="P5" style:family="paragraph" style:parent-style-name="Text_20_body" style:list-style-name="L2">
      <style:text-properties officeooo:paragraph-rsid="0011c64f"/>
    </style:style>
    <style:style style:name="P6" style:family="paragraph" style:parent-style-name="Text_20_body" style:list-style-name="L2">
      <style:text-properties officeooo:paragraph-rsid="0016551b"/>
    </style:style>
    <style:style style:name="P7" style:family="paragraph" style:parent-style-name="Text_20_body" style:list-style-name="L3">
      <style:text-properties officeooo:rsid="0012a206" officeooo:paragraph-rsid="002033dc"/>
    </style:style>
    <style:style style:name="P8" style:family="paragraph" style:parent-style-name="Text_20_body" style:list-style-name="L3">
      <style:text-properties fo:font-weight="bold" officeooo:rsid="0012a206" officeooo:paragraph-rsid="0012b310" style:font-weight-asian="bold" style:font-weight-complex="bold"/>
    </style:style>
    <style:style style:name="P9" style:family="paragraph" style:parent-style-name="Text_20_body">
      <style:text-properties fo:font-weight="bold" officeooo:rsid="00204502" officeooo:paragraph-rsid="00204502" style:font-weight-asian="bold" style:font-weight-complex="bold"/>
    </style:style>
    <style:style style:name="P10" style:family="paragraph" style:parent-style-name="Text_20_body" style:list-style-name="L3">
      <style:text-properties officeooo:paragraph-rsid="0012b310"/>
    </style:style>
    <style:style style:name="P11" style:family="paragraph" style:parent-style-name="Text_20_body" style:list-style-name="L3">
      <style:text-properties officeooo:paragraph-rsid="0014a5dc"/>
    </style:style>
    <style:style style:name="P12" style:family="paragraph" style:parent-style-name="Text_20_body" style:list-style-name="L3">
      <style:text-properties officeooo:rsid="0012b310" officeooo:paragraph-rsid="0012b310"/>
    </style:style>
    <style:style style:name="P13" style:family="paragraph" style:parent-style-name="Text_20_body" style:list-style-name="L3">
      <style:text-properties fo:font-style="normal" officeooo:rsid="0012b310" officeooo:paragraph-rsid="0012b310" style:font-style-asian="normal" style:font-style-complex="normal"/>
    </style:style>
    <style:style style:name="P14" style:family="paragraph" style:parent-style-name="Text_20_body" style:list-style-name="L1">
      <style:text-properties fo:font-style="normal" officeooo:rsid="0012e52e" officeooo:paragraph-rsid="0012e52e" style:font-style-asian="normal" style:font-style-complex="normal"/>
    </style:style>
    <style:style style:name="P15" style:family="paragraph" style:parent-style-name="Text_20_body" style:list-style-name="L3">
      <style:text-properties officeooo:rsid="001307f6" officeooo:paragraph-rsid="001307f6"/>
    </style:style>
    <style:style style:name="P16" style:family="paragraph" style:parent-style-name="Text_20_body" style:list-style-name="L2">
      <style:text-properties officeooo:rsid="0016551b" officeooo:paragraph-rsid="0016551b"/>
    </style:style>
    <style:style style:name="P17" style:family="paragraph" style:parent-style-name="Text_20_body" style:list-style-name="L2">
      <style:text-properties officeooo:rsid="001ab5c7" officeooo:paragraph-rsid="001ab5c7"/>
    </style:style>
    <style:style style:name="P18" style:family="paragraph" style:parent-style-name="Text_20_body" style:list-style-name="L2">
      <style:text-properties officeooo:rsid="001b9e55" officeooo:paragraph-rsid="001b9e55"/>
    </style:style>
    <style:style style:name="P19" style:family="paragraph" style:parent-style-name="Text_20_body" style:list-style-name="L2">
      <style:text-properties officeooo:rsid="001c17b1" officeooo:paragraph-rsid="001c17b1"/>
    </style:style>
    <style:style style:name="P20" style:family="paragraph" style:parent-style-name="Text_20_body" style:list-style-name="L2">
      <style:text-properties officeooo:rsid="001f2f94" officeooo:paragraph-rsid="001f2f94"/>
    </style:style>
    <style:style style:name="P21" style:family="paragraph" style:parent-style-name="Text_20_body" style:list-style-name="L2">
      <style:text-properties officeooo:rsid="002033dc" officeooo:paragraph-rsid="002033dc"/>
    </style:style>
    <style:style style:name="P22" style:family="paragraph" style:parent-style-name="Text_20_body" style:list-style-name="L4">
      <style:text-properties officeooo:paragraph-rsid="00204502"/>
    </style:style>
    <style:style style:name="P23" style:family="paragraph" style:parent-style-name="Text_20_body">
      <style:text-properties officeooo:rsid="00204502" officeooo:paragraph-rsid="00204502"/>
    </style:style>
    <style:style style:name="P24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officeooo:rsid="0011c64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2b310" style:font-weight-asian="normal" style:font-weight-complex="normal"/>
    </style:style>
    <style:style style:name="T7" style:family="text">
      <style:text-properties officeooo:rsid="0012b310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2e52e" style:font-style-asian="italic" style:font-style-complex="italic"/>
    </style:style>
    <style:style style:name="T10" style:family="text">
      <style:text-properties fo:font-style="italic" officeooo:rsid="0011c64f" style:font-style-asian="italic" style:font-style-complex="italic"/>
    </style:style>
    <style:style style:name="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12b310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14a5dc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14fe4b" style:font-style-asian="normal" style:font-weight-asian="normal" style:font-style-complex="normal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2e52e" style:font-style-asian="normal" style:font-style-complex="normal"/>
    </style:style>
    <style:style style:name="T18" style:family="text">
      <style:text-properties fo:font-style="normal" officeooo:rsid="00204502" style:font-style-asian="normal" style:font-style-complex="normal"/>
    </style:style>
    <style:style style:name="T19" style:family="text">
      <style:text-properties fo:font-style="normal" officeooo:rsid="001307f6" style:font-style-asian="normal" style:font-style-complex="normal"/>
    </style:style>
    <style:style style:name="T20" style:family="text">
      <style:text-properties officeooo:rsid="001307f6"/>
    </style:style>
    <style:style style:name="T21" style:family="text">
      <style:text-properties officeooo:rsid="0016551b"/>
    </style:style>
    <style:style style:name="T22" style:family="text">
      <style:text-properties officeooo:rsid="001c17b1"/>
    </style:style>
    <style:style style:name="T23" style:family="text">
      <style:text-properties officeooo:rsid="002045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Eurozone September flash PMIs</text:h>
      <text:h text:style-name="Heading_20_4" text:outline-level="4">Key Messages</text:h>
      <text:list xml:id="list4093342219" text:style-name="L1">
        <text:list-item>
          <text:p text:style-name="P3">Very slow recovery in manufacturing sector, and further depression of economic activity <text:span text:style-name="T7">in services sector. </text:span><text:span text:style-name="T9">(</text:span><text:span text:style-name="T8">V-shaped recovery in PMI doesn’t mean V-shaped of the economy.</text:span><text:span text:style-name="T9">).</text:span></text:p>
        </text:list-item>
        <text:list-item>
          <text:p text:style-name="P14">Germany leads the recovery caused be a big surge in manufacturing output (62.24). <text:span text:style-name="T23">The rest of EA activity stagnates.</text:span></text:p>
        </text:list-item>
        <text:list-item>
          <text:p text:style-name="P14">As long as there is uncertainty about lockdowns, the recovery seems to be impossible as services <text:span text:style-name="T20">sector activity declines again.</text:span></text:p>
        </text:list-item>
      </text:list>
      <text:p text:style-name="P24">Hi, my name is Hubert Mrugala and in the next 6 minutes I will show you the latest developments of the main PMI indicators.</text:p>
      <text:h text:style-name="Heading_20_4" text:outline-level="4">Serie<text:span text:style-name="T1">s</text:span></text:h>
      <text:list xml:id="list2948656719" text:style-name="L3">
        <text:list-item>
          <text:p text:style-name="P7"><text:span text:style-name="T2">PMI</text:span> – Purchasing Managers Index published by IHS Markit; <text:span text:style-name="T2">Flash</text:span> – advanced estimates of the final PMI number based on ~85% of total responses; <text:span text:style-name="T22">eu - <text:tab/>8 countries (89% of manuf output)<text:line-break/>Germany, France, Italy, Spain, Austria, Greece, the Netherlands and Ireland</text:span></text:p>
        </text:list-item>
        <text:list-item>
          <text:p text:style-name="P8">Data<text:span text:style-name="T3">: </text:span><text:span text:style-name="T4">final</text:span><text:span text:style-name="T3"> published at the beginning of each month, </text:span><text:span text:style-name="T4">flash</text:span><text:span text:style-name="T3"> published about a week earlier; latest numbers used are Flash from 23 September; </text:span><text:span text:style-name="T4">Data collected</text:span><text:span text:style-name="T5"> 11-22 Sep</text:span></text:p>
        </text:list-item>
        <text:list-item>
          <text:p text:style-name="P10"><text:span text:style-name="T6">Composite: GDP-weighted average of the manufacturing and service sector data</text:span></text:p>
        </text:list-item>
        <text:list-item>
          <text:p text:style-name="P12"><text:span text:style-name="T5">Diffusion Index: </text:span><text:span text:style-name="T11">INDEX = %’higher’ * 1.0 + %’the same’.0.5 + %’lower’0.0</text:span></text:p>
        </text:list-item>
        <text:list-item>
          <text:p text:style-name="P13"><text:span text:style-name="T5">The surveys ask respondents to report the change in each variable compared to the prior month, noting whether each has risen/improved, fallen/deteriorated or remained unchanged.</text:span></text:p>
        </text:list-item>
        <text:list-item>
          <text:p text:style-name="P10"><text:span text:style-name="T13">Info collected from about 4 500 companies each month</text:span></text:p>
        </text:list-item>
        <text:list-item>
          <text:p text:style-name="P15"><text:span text:style-name="T13">S</text:span><text:span text:style-name="T12">easonal adjustment: Combination of X12 and an inhouse method (respondents observed seasonality).</text:span></text:p>
        </text:list-item>
        <text:list-item>
          <text:p text:style-name="P11"><text:span text:style-name="T14">Important because it can be used to forecast the GDP. Published monthly, GDP is published quarterly with a lag. High correlation between the two (83%). Regressing (OLS) GDP growth on PMI gives beta coefficient about 0.12. </text:span><text:span text:style-name="T15">Can use only 2 months for quarter forecest.</text:span><text:span text:style-name="T14"><text:line-break/>Also gives information information about employment etc.</text:span></text:p>
        </text:list-item>
      </text:list>
      <text:h text:style-name="Heading_20_4" text:outline-level="4">Analysis</text:h>
      <text:list xml:id="list3537429275" text:style-name="L2">
        <text:list-item>
          <text:p text:style-name="P5"><text:span text:style-name="T1">Top </text:span><text:span text:style-name="T21">left</text:span><text:span text:style-name="T1"> graph</text:span></text:p>
          <text:list>
            <text:list-item>
              <text:p text:style-name="P4">Composite PMI for EU sits at 50 after a big dip and then quick surge → no recovery</text:p>
            </text:list-item>
            <text:list-item>
              <text:p text:style-name="P16">Real recovery would be signaled by levels of Composite PMI that was after the 08 crisis – 2010-2012</text:p>
            </text:list-item>
            <text:list-item>
              <text:p text:style-name="P6"><text:soft-page-break/><text:span text:style-name="T21">Composite was already very low, and slowing in 2019 (before corona), </text:span><text:span text:style-name="T23">that may partially explain why recovery is now so slow.</text:span></text:p>
            </text:list-item>
          </text:list>
        </text:list-item>
        <text:list-item>
          <text:p text:style-name="P16">Bottom left graph</text:p>
          <text:list>
            <text:list-item>
              <text:p text:style-name="P18"><text:span text:style-name="T6">Manufacturing PMI: weighted average of diffusion indices from five survey questions –<text:line-break/>new orders 30%, output 25%, employment 20%, delivery times 15%, inventories 10%</text:span></text:p>
            </text:list-item>
            <text:list-item>
              <text:p text:style-name="P19"><text:span text:style-name="T6">B</text:span><text:span text:style-name="T5">usiness Activity – equivalent to manufacturing output index</text:span></text:p>
            </text:list-item>
            <text:list-item>
              <text:p text:style-name="P19"><text:span text:style-name="T6">E</text:span><text:span text:style-name="T5">mployment: still worse that the last month for most of the employers that participated in the survey</text:span></text:p>
            </text:list-item>
          </text:list>
        </text:list-item>
        <text:list-item>
          <text:p text:style-name="P17">Right-hand side table</text:p>
          <text:list>
            <text:list-item>
              <text:p text:style-name="P20">According to the surveys Composite Output practically didn’t change this month</text:p>
            </text:list-item>
            <text:list-item>
              <text:p text:style-name="P20">Manufacturing PMI rose significantly primarily because of surge in manf output and new orders (~57)</text:p>
            </text:list-item>
            <text:list-item>
              <text:p text:style-name="P21">New orders – the difference</text:p>
            </text:list-item>
            <text:list-item>
              <text:p text:style-name="P21">Germany leads the european recovery. In comparison France man output about 53 and new orders slightly below 50 (49.5)<text:line-break/>Business Activity for Germany 49.1, France 47.5</text:p>
            </text:list-item>
          </text:list>
        </text:list-item>
      </text:list>
      <text:h text:style-name="P2" text:outline-level="4">Signal</text:h>
      <text:list xml:id="list2781937292" text:style-name="L4">
        <text:list-item>
          <text:p text:style-name="P22"><text:span text:style-name="T1">Very slow recovery in manufacturing sector, and further depression of economic activity </text:span><text:span text:style-name="T7">in services sector. </text:span><text:span text:style-name="T9">(</text:span><text:span text:style-name="T10">V-shaped recovery in PMI doesn’t mean V-shaped of the economy.</text:span><text:span text:style-name="T9">).</text:span></text:p>
        </text:list-item>
        <text:list-item>
          <text:p text:style-name="P22"><text:span text:style-name="T17">Germany leads the recovery caused be a big surge in manufacturing output (62.24). </text:span><text:span text:style-name="T18">The rest of EA activity stagnates.</text:span></text:p>
        </text:list-item>
        <text:list-item>
          <text:p text:style-name="P22"><text:span text:style-name="T17">As long as there is uncertainty about lockdowns, the recovery seems to be impossible as services </text:span><text:span text:style-name="T19">sector activity declines again </text:span><text:span text:style-name="T18">after July and August</text:span><text:span text:style-name="T19">.</text:span></text:p>
        </text:list-item>
      </text:list>
      <text:p text:style-name="P23"><text:span text:style-name="T19"/></text:p>
      <text:p text:style-name="P9"><text:span text:style-name="T19">T</text:span><text:span text:style-name="T16">hat’s all from me, thank you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17:22:03.170631011</meta:creation-date>
    <dc:date>2020-09-28T15:40:00.511638084</dc:date>
    <meta:editing-duration>PT27M19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2" meta:paragraph-count="34" meta:word-count="552" meta:character-count="3374" meta:non-whitespace-character-count="2875"/>
  </office:meta>
</office:document-meta>
</file>